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2000000F0000035200000378E6483A1F.svm" manifest:media-type=""/>
  <manifest:file-entry manifest:full-path="Pictures/2000000F00000385000003780DECF608.svm" manifest:media-type=""/>
  <manifest:file-entry manifest:full-path="Pictures/2000000F000003AB00000378662F2AB5.svm" manifest:media-type=""/>
  <manifest:file-entry manifest:full-path="Pictures/20000294000015A700003EA1E72D3152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0.942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996633" draw:opacity="75%" draw:textarea-horizontal-align="center" draw:textarea-vertical-align="middle" draw:shadow-opacity="75%" style:protect="position size"/>
    </style:style>
    <style:style style:name="gr5" style:family="graphic" style:parent-style-name="standard">
      <style:graphic-properties draw:fill="solid" draw:fill-color="#ffcc99" draw:textarea-horizontal-align="center" draw:textarea-vertical-align="middle" style:protect="position size"/>
    </style:style>
    <style:style style:name="gr6" style:family="graphic" style:parent-style-name="standard">
      <style:graphic-properties draw:textarea-horizontal-align="center" draw:textarea-vertical-align="middle" style:protect="position siz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6633" draw:textarea-horizontal-align="center" draw:textarea-vertical-align="middle"/>
    </style:style>
    <style:style style:name="gr9" style:family="graphic" style:parent-style-name="objectwithoutfill">
      <style:graphic-properties draw:fill="none" draw:textarea-horizontal-align="center" draw:textarea-vertical-align="middle" style:protect="position size"/>
    </style:style>
    <style:style style:name="gr10" style:family="graphic" style:parent-style-name="standard">
      <style:graphic-properties svg:stroke-color="#000000" draw:fill="solid" draw:fill-color="#cc6633" draw:opacity="50%" draw:textarea-horizontal-align="center" draw:textarea-vertical-align="middle" draw:shadow-opacity="50%"/>
    </style:style>
    <style:style style:name="gr11" style:family="graphic" style:parent-style-name="standard">
      <style:graphic-properties draw:fill="solid" draw:fill-color="#996633" draw:opacity="80%" draw:textarea-horizontal-align="center" draw:textarea-vertical-align="middle" draw:shadow-opacity="80%" style:protect="position size"/>
    </style:style>
    <style:style style:name="gr12" style:family="graphic" style:parent-style-name="standard">
      <style:graphic-properties draw:fill="solid" draw:fill-color="#ffcc99" draw:opacity="50%" draw:textarea-horizontal-align="center" draw:textarea-vertical-align="middle" draw:shadow-opacity="50%"/>
    </style:style>
    <style:style style:name="gr13" style:family="graphic" style:parent-style-name="standard">
      <style:graphic-properties svg:stroke-width="0.05cm" svg:stroke-color="#00000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5" style:family="graphic" style:parent-style-name="standard">
      <style:graphic-properties svg:stroke-width="0.1cm" svg:stroke-color="#ffffff" draw:marker-start-width="0.35cm" draw:marker-end="Arrow" draw:marker-end-width="0.4cm" draw:fill="solid" draw:fill-color="#4c4c4c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solid" draw:fill-color="#1a1a1a" draw:textarea-horizontal-align="left" draw:textarea-vertical-align="top" draw:auto-grow-height="true" draw:auto-grow-width="true" fo:min-height="0.776cm" fo:min-width="0cm" fo:padding-top="0cm" fo:padding-bottom="0cm" fo:padding-left="0cm" fo:padding-right="0cm" draw:shadow="hidden"/>
    </style:style>
    <style:style style:name="gr17" style:family="graphic" style:parent-style-name="standard">
      <style:graphic-properties draw:stroke="none" draw:fill-color="#ffffff" draw:textarea-horizontal-align="center" draw:textarea-vertical-align="middle"/>
    </style:style>
    <style:style style:name="gr18" style:family="graphic" style:parent-style-name="objectwithoutfill">
      <style:graphic-properties draw:fill="none" draw:textarea-horizontal-align="center" draw:textarea-vertical-align="middl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5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svg:stroke-width="0.1cm" svg:stroke-color="#ffff99" draw:marker-start-width="0.35cm" draw:marker-end="Arrow" draw:marker-end-width="0.45cm" draw:fill="solid" draw:fill-color="#b3b300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003cm" svg:stroke-color="#000000" draw:fill="solid" draw:fill-color="#1a1a1a" draw:textarea-horizontal-align="center" draw:textarea-vertical-align="middle" fo:padding-top="0.001cm" fo:padding-bottom="0.001cm" fo:padding-left="0.001cm" fo:padding-right="0.001cm"/>
    </style:style>
    <style:style style:name="gr23" style:family="graphic" style:parent-style-name="standard">
      <style:graphic-properties draw:stroke="none" draw:fill="none" draw:fill-color="#ffffff" draw:auto-grow-width="true" fo:min-height="0cm" fo:min-width="3.518cm"/>
    </style:style>
    <style:style style:name="gr24" style:family="graphic" style:parent-style-name="standard">
      <style:graphic-properties draw:stroke="none" draw:fill="none" draw:fill-color="#ffffff" draw:auto-grow-width="true" fo:min-height="0cm" fo:min-width="1.99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OpenSymbol" style:font-pitch="variable" style:font-charset="x-symbol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end"/>
    </style:style>
    <style:style style:name="P5" style:family="paragraph">
      <style:paragraph-properties fo:text-align="star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StarSymbol" style:font-pitch="variable" style:font-charset="x-symbol" fo:font-size="14pt" style:font-size-asian="14pt" style:font-size-complex="14pt"/>
    </style:style>
    <style:style style:name="T3" style:family="text">
      <style:text-properties fo:font-family="StarSymbol" style:font-style-name="Regular" style:font-charset="x-symbol" fo:font-size="14pt" fo:font-weight="bold" style:font-family-asian="StarSymbol" style:font-style-name-asian="Regular" style:font-charset-asian="x-symbol" style:font-size-asian="14pt" style:font-weight-asian="bold" style:font-family-complex="StarSymbol" style:font-style-name-complex="Regular" style:font-charset-complex="x-symbol" style:font-size-complex="14pt" style:font-weight-complex="bold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2.1cm" svg:height="19cm" svg:x="6.6cm" svg:y="1cm">
          <text:p/>
          <draw:enhanced-geometry svg:viewBox="0 0 21600 21600" draw:mirror-horizontal="true" draw:type="rectangle" draw:enhanced-path="M 0 0 L 21600 0 21600 21600 0 21600 0 0 Z N"/>
        </draw:custom-shape>
        <draw:frame draw:style-name="gr2" draw:layer="layout" svg:width="5.3cm" svg:height="5.246cm" svg:x="0.9cm" svg:y="0.829cm">
          <draw:text-box>
            <text:p><text:span text:style-name="T1">Gerade Pyramide mit quadratischem Grundriss</text:span></text:p>
            <text:p><text:span text:style-name="T1">Ermittlung und Darstellung des Winkels</text:span><text:span text:style-name="T2"> </text:span><text:span text:style-name="T3">ω</text:span><text:span text:style-name="T1"> am Grat der Pyramide</text:span></text:p>
            <text:p><text:span text:style-name="T1">Veranschaulichung der Winkelebene</text:span></text:p>
          </draw:text-box>
        </draw:frame>
        <draw:frame draw:style-name="gr3" draw:text-style-name="P1" draw:layer="layout" svg:width="4.526cm" svg:height="13.092cm" svg:x="0.874cm" svg:y="6.9cm">
          <draw:image xlink:href="Pictures/20000294000015A700003EA1E72D3152.svm" xlink:type="simple" xlink:show="embed" xlink:actuate="onLoad">
            <text:p/>
          </draw:image>
        </draw:frame>
        <draw:g>
          <draw:g>
            <draw:polygon draw:style-name="gr4" draw:text-style-name="P1" draw:layer="layout" svg:width="11.146cm" svg:height="11.641cm" svg:x="10.42cm" svg:y="1.892cm" svg:viewBox="0 0 11147 11642" draw:points="11147,10373 0,11642 8299,0">
              <text:p/>
            </draw:polygon>
            <draw:polygon draw:style-name="gr5" draw:text-style-name="P1" draw:layer="layout" svg:width="17.712cm" svg:height="5.301cm" svg:x="10.42cm" svg:y="12.265cm" svg:viewBox="0 0 17713 5302" draw:points="0,1269 4167,5302 17713,3164 11147,0">
              <text:p/>
            </draw:polygon>
            <draw:line draw:style-name="gr6" draw:text-style-name="P1" draw:layer="layout" svg:x1="10.42cm" svg:y1="13.534cm" svg:x2="28.133cm" svg:y2="15.443cm">
              <text:p/>
            </draw:line>
            <draw:line draw:style-name="gr7" draw:text-style-name="P2" draw:layer="layout" svg:x1="12.431cm" svg:y1="15.442cm" svg:x2="18.72cm" svg:y2="14.42cm">
              <text:p/>
            </draw:line>
            <draw:polygon draw:style-name="gr8" draw:text-style-name="P1" draw:layer="layout" svg:width="5.808cm" svg:height="7.527cm" svg:x="12.91cm" svg:y="10.039cm" svg:viewBox="0 0 5809 7528" draw:points="1682,7528 0,0 5809,4386">
              <text:p/>
            </draw:polygon>
            <draw:polygon draw:style-name="gr9" draw:text-style-name="P1" draw:layer="layout" svg:width="7.713cm" svg:height="7.968cm" draw:transform="skewX (0.00034906585039881) rotate (1.79227860887298) translate (14.5917588241215cm 17.5670312006326cm)" svg:viewBox="0 0 7714 7969" draw:points="7714,13 3643,7969 0,0">
              <text:p/>
            </draw:polygon>
            <draw:polygon draw:style-name="gr10" draw:text-style-name="P1" draw:layer="layout" svg:width="8.298cm" svg:height="15.674cm" svg:x="10.42cm" svg:y="1.892cm" svg:viewBox="0 0 8299 15675" draw:points="4172,15675 0,11642 8299,0">
              <text:p/>
            </draw:polygon>
            <draw:polygon draw:style-name="gr11" draw:text-style-name="P1" draw:layer="layout" svg:width="9.413cm" svg:height="13.549cm" svg:x="18.719cm" svg:y="1.892cm" svg:viewBox="0 0 9414 13550" draw:points="9414,13550 2817,10373 0,0">
              <text:p/>
            </draw:polygon>
            <draw:polygon draw:style-name="gr12" draw:text-style-name="P1" draw:layer="layout" svg:width="13.54cm" svg:height="15.674cm" svg:x="14.592cm" svg:y="1.892cm" svg:viewBox="0 0 13541 15675" draw:points="13541,13550 0,15675 4127,0">
              <text:p/>
            </draw:polygon>
            <draw:line draw:style-name="gr6" draw:text-style-name="P1" draw:layer="layout" svg:x1="18.719cm" svg:y1="14.42cm" svg:x2="18.719cm" svg:y2="1.892cm">
              <text:p/>
            </draw:line>
          </draw:g>
          <draw:line draw:style-name="gr13" draw:text-style-name="P2" draw:layer="layout" svg:x1="12.43cm" svg:y1="15.442cm" svg:x2="18.719cm" svg:y2="1.892cm">
            <text:p/>
          </draw:line>
          <draw:g>
            <draw:circle draw:style-name="gr14" draw:text-style-name="P1" draw:layer="layout" svg:width="1.222cm" svg:height="1.221cm" svg:x="19.305cm" svg:y="7.487cm">
              <text:p/>
            </draw:circle>
            <draw:line draw:style-name="gr15" draw:text-style-name="P2" draw:layer="layout" svg:x1="19.927cm" svg:y1="8.214cm" svg:x2="18.822cm" svg:y2="9.705cm">
              <text:p/>
            </draw:line>
            <draw:path draw:style-name="gr16" draw:text-style-name="P1" draw:layer="layout" svg:width="0.327cm" svg:height="0.538cm" svg:x="19.756cm" svg:y="7.828cm" svg:viewBox="0 0 328 53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">
              <text:p/>
            </draw:path>
          </draw:g>
          <draw:g>
            <draw:line draw:style-name="gr15" draw:text-style-name="P2" draw:layer="layout" svg:x1="14.119cm" svg:y1="7.709cm" svg:x2="15.555cm" svg:y2="8.63cm">
              <text:p/>
            </draw:line>
            <draw:circle draw:style-name="gr14" draw:text-style-name="P1" draw:layer="layout" svg:width="1.222cm" svg:height="1.221cm" svg:x="13.57cm" svg:y="7.127cm">
              <text:p/>
            </draw:circle>
            <draw:path draw:style-name="gr16" draw:text-style-name="P1" draw:layer="layout" svg:width="0.61cm" svg:height="0.728cm" svg:x="13.869cm" svg:y="7.423cm" svg:viewBox="0 0 611 72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485 682 26 6-2 10h-64l6-35c-13 13-25 23-37 30-11 7-22 10-33 10-9 0-17-2-24-5-8-3-14-8-20-14-5-7-9-15-13-24s-4-21-4-33c0-13 1-26 4-39 3-12 7-24 13-35 5-11 11-21 19-30s16-17 26-24 19-12 30-15 23-6 35-6c10 0 19 1 28 2s16 4 24 8c0-1 1-1 2-2l1-1c1-1 1-1 2-1 2-1 3-3 5-4h12zm-6-175c-3-2-6-4-8-5-3-1-6-3-8-4-3 0-6-1-9-1-3-1-7-1-11-1-13 0-24 4-34 11s-19 18-26 30-13 25-17 40c-4 14-5 29-5 44 0 9 1 18 3 24s5 13 8 17 7 8 12 10c4 1 9 2 14 2s10 0 15-2 10-4 15-7c4-3 9-7 13-10s9-8 13-12z">
              <text:p/>
            </draw:path>
          </draw:g>
          <draw:g>
            <draw:circle draw:style-name="gr14" draw:text-style-name="P1" draw:layer="layout" svg:width="1.222cm" svg:height="1.221cm" svg:x="11.108cm" svg:y="10.531cm">
              <text:p/>
            </draw:circle>
            <draw:line draw:style-name="gr15" draw:text-style-name="P2" draw:layer="layout" svg:x1="12.147cm" svg:y1="11.383cm" svg:x2="13.326cm" svg:y2="12.065cm">
              <text:p/>
            </draw:line>
            <draw:path draw:style-name="gr16" draw:text-style-name="P1" draw:layer="layout" svg:width="0.613cm" svg:height="0.826cm" svg:x="11.408cm" svg:y="10.795cm" svg:viewBox="0 0 614 827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400 678c5 0 10-1 16-3 5-2 11-4 16-7s10-7 14-11c5-3 9-7 13-11l25-141c-4 0-7-1-10-2s-6-1-9-2c-2 0-5-1-9-1-3 0-6 0-10 0-13 0-24 3-34 10s-19 16-27 28-13 25-17 40-7 30-7 46c0 8 1 15 3 22 1 6 4 12 7 17s7 8 12 11 11 4 17 4zm56-13c-3 4-8 8-13 12s-11 10-17 14-14 8-21 11c-8 3-15 4-22 4-10 0-19-1-27-5s-14-9-19-16-10-14-12-24c-3-9-4-19-4-31 0-13 1-26 4-39s8-24 13-35 13-21 20-30 17-17 26-24c10-6 20-11 31-15 11-3 23-5 35-5 5 0 11 0 17 1s13 1 20 2 14 2 20 3 12 2 17 3l-38 219c-3 16-7 30-13 42-5 11-12 21-21 28-8 7-18 13-30 16s-26 5-41 5c-8 0-16-1-24-2s-15-2-21-4c-7-1-13-3-18-5s-10-4-13-5l4-52h11l8 29c5 5 12 9 21 13 9 3 19 5 32 5 11 0 20-2 28-5 8-4 15-8 20-14 5-5 9-12 11-19 3-7 5-15 7-23z">
              <text:p/>
            </draw:path>
          </draw:g>
          <draw:g>
            <draw:line draw:style-name="gr15" draw:text-style-name="P2" draw:layer="layout" svg:x1="16.326cm" svg:y1="3.385cm" svg:x2="16.632cm" svg:y2="4.789cm">
              <text:p/>
            </draw:line>
            <draw:circle draw:style-name="gr14" draw:text-style-name="P1" draw:layer="layout" svg:width="1.222cm" svg:height="1.221cm" svg:x="15.712cm" svg:y="2.708cm">
              <text:p/>
            </draw:circle>
            <draw:path draw:style-name="gr16" draw:text-style-name="P1" draw:layer="layout" svg:width="0.364cm" svg:height="0.504cm" svg:x="16.143cm" svg:y="3.119cm" svg:viewBox="0 0 365 505" svg:d="m158 310c9 0 17-1 26-4s18-7 27-12c8-5 16-10 24-16s15-12 21-18l41-223c-6-1-11-3-16-4s-9-2-14-3-10-1-15-1c-5-1-11-1-18-1-20 0-39 6-56 17s-32 25-45 44c-12 18-22 39-29 63s-10 48-10 73c0 12 1 24 4 34 2 10 6 19 12 27 5 7 12 13 20 18s17 6 28 6zm92-20c-5 5-11 12-20 19s-19 15-30 21-22 13-34 18-25 7-37 7c-16 0-31-3-44-9s-24-14-33-24c-8-11-15-24-19-38s-7-32-7-49c0-22 2-42 7-62s13-39 22-56 20-33 33-48 28-26 44-37c16-10 33-18 51-24s38-8 58-8c8 0 18 0 29 1s22 2 33 4c12 1 23 2 33 4s21 4 29 6l-64 345c-5 26-12 48-21 67-9 18-21 33-35 45-14 11-31 20-51 25-19 5-42 8-68 8-13 0-27-1-40-3-12-1-24-3-35-6-11-2-21-5-30-8s-16-6-21-9l7-82h17l14 46c9 8 20 15 35 20 14 5 32 8 53 8 19 0 34-2 47-8 13-5 24-12 33-21 8-8 15-19 19-30 5-12 8-24 11-37z">
              <text:p/>
            </draw:path>
          </draw:g>
          <draw:g>
            <draw:g>
              <draw:line draw:style-name="gr15" draw:text-style-name="P2" draw:layer="layout" svg:x1="21.839cm" svg:y1="17.822cm" svg:x2="20.975cm" svg:y2="16.67cm">
                <text:p/>
              </draw:line>
              <draw:circle draw:style-name="gr14" draw:text-style-name="P1" draw:layer="layout" svg:width="1.222cm" svg:height="1.221cm" svg:x="21.325cm" svg:y="17.312cm">
                <text:p/>
              </draw:circle>
            </draw:g>
            <draw:path draw:style-name="gr16" draw:text-style-name="P1" draw:layer="layout" svg:width="0.335cm" svg:height="0.373cm" svg:x="21.766cm" svg:y="17.733cm" svg:viewBox="0 0 336 374" svg:d="m276 339 43 10-3 17h-108l11-59c-22 22-42 39-61 50-20 11-39 17-56 17-15 0-28-3-41-8-12-6-23-14-32-24-9-11-16-24-21-40s-8-34-8-55c0-22 2-43 7-63 5-21 12-41 21-59s20-35 32-50c13-16 27-29 43-40 15-11 32-19 51-26s38-9 58-9c16 0 32 1 46 4s27 7 40 12c1-1 2-1 3-2 1 0 2-1 3-2s2-1 3-3c2-1 5-3 8-6h21zm-11-291c-5-3-9-6-14-8-4-2-9-4-13-6s-10-2-15-3-11-1-18-1c-21 0-40 6-57 19s-32 29-43 48c-12 20-21 42-28 67-6 25-9 49-9 73 0 16 2 30 5 41 4 11 8 21 14 28s12 12 20 16 15 5 23 5 17-2 25-5 16-7 24-12 16-10 24-16 14-13 21-20z">
              <text:p/>
            </draw:path>
          </draw:g>
          <draw:g>
            <draw:polygon draw:style-name="gr17" draw:text-style-name="P1" draw:layer="layout" svg:width="1.071cm" svg:height="0.857cm" draw:transform="rotate (1.51372406025468) translate (12.43cm 15.442cm)" svg:viewBox="0 0 1072 858" draw:points="0,0 205,845 236,853 320,856 392,858 511,851 576,842 635,830 736,796 796,771 869,729 917,695 960,655 1009,593 1042,546 1072,481 1072,444">
              <text:p/>
            </draw:polygon>
            <draw:path draw:style-name="gr18" draw:text-style-name="P1" draw:layer="layout" svg:width="0.263cm" svg:height="1.002cm" draw:transform="rotate (0.234397718542838) translate (12.91cm 14.378cm)" svg:viewBox="0 0 264 1003" svg:d="m149 1003c327-777-149-1003-149-1003">
              <text:p/>
            </draw:path>
            <draw:frame draw:style-name="gr3" draw:text-style-name="P1" draw:layer="layout" svg:width="0.9cm" svg:height="0.887cm" svg:x="12.532cm" svg:y="14.538cm">
              <draw:image xlink:href="Pictures/2000000F00000385000003780DECF608.svm" xlink:type="simple" xlink:show="embed" xlink:actuate="onLoad">
                <text:p/>
              </draw:image>
            </draw:frame>
          </draw:g>
          <draw:g>
            <draw:polygon draw:style-name="gr17" draw:text-style-name="P1" draw:layer="layout" svg:width="0.864cm" svg:height="1.135cm" draw:transform="skewX (0.00157079632679496) rotate (0.602313124863243) translate (10.2629559720701cm 13.2931482787595cm)" svg:viewBox="0 0 865 1136" draw:points="0,294 173,1136 228,1118 311,1086 370,1059 428,1030 482,996 538,961 595,919 647,865 706,803 758,727 787,665 817,598 837,543 849,480 861,406 865,328 859,239 848,162 830,81 805,0">
              <text:p/>
            </draw:polygon>
            <draw:path draw:style-name="gr18" draw:text-style-name="P1" draw:layer="layout" svg:width="0.403cm" svg:height="1.287cm" draw:transform="rotate (0.234397718542838) translate (10.7568706289201cm 12.8772961891817cm)" svg:viewBox="0 0 404 1288" svg:d="m0 1288c786-629 182-1288 182-1288">
              <text:p/>
            </draw:path>
            <draw:frame draw:style-name="gr3" draw:text-style-name="P1" draw:layer="layout" svg:width="0.849cm" svg:height="0.887cm" draw:transform="rotate (-0.530580092606276) translate (10.812cm 12.882cm)">
              <draw:image xlink:href="Pictures/2000000F0000035200000378E6483A1F.svm" xlink:type="simple" xlink:show="embed" xlink:actuate="onLoad">
                <text:p/>
              </draw:image>
            </draw:frame>
          </draw:g>
          <draw:g>
            <draw:g>
              <draw:polygon draw:style-name="gr17" draw:text-style-name="P1" draw:layer="layout" svg:width="1.247cm" svg:height="1.495cm" svg:x="12.91cm" svg:y="10.04cm" svg:viewBox="0 0 1248 1496" draw:points="0,0 340,1496 377,1496 432,1496 526,1486 649,1463 762,1429 865,1383 975,1316 1080,1224 1164,1117 1214,1032 1248,942">
                <text:p/>
              </draw:polygon>
              <draw:path draw:style-name="gr18" draw:text-style-name="P1" draw:layer="layout" svg:width="1.011cm" svg:height="0.365cm" draw:transform="rotate (0.234397718542838) translate (13.1738286943106cm 11.2170073027347cm)" svg:viewBox="0 0 1012 366" svg:d="m0 328c748 179 1012-328 1012-328">
                <text:p/>
              </draw:path>
            </draw:g>
            <draw:frame draw:style-name="gr19" draw:text-style-name="P3" draw:layer="layout" svg:width="1.522cm" svg:height="1.439cm" draw:transform="rotate (0.44924774946334) translate (12.554cm 10.681cm)">
              <draw:image xlink:href="Pictures/2000000F000003AB00000378662F2AB5.svm" xlink:type="simple" xlink:show="embed" xlink:actuate="onLoad">
                <text:p/>
              </draw:image>
            </draw:frame>
          </draw:g>
          <draw:frame draw:style-name="gr20" draw:layer="layout" svg:width="2.191cm" svg:height="0.962cm" svg:x="12.979cm" svg:y="18.663cm">
            <draw:text-box>
              <text:p>vec_3</text:p>
            </draw:text-box>
          </draw:frame>
          <draw:line draw:style-name="gr21" draw:text-style-name="P2" draw:layer="layout" svg:x1="14.529cm" svg:y1="18.691cm" svg:x2="14.513cm" svg:y2="17.751cm">
            <text:p/>
          </draw:line>
          <draw:frame draw:style-name="gr20" draw:layer="layout" svg:width="2.191cm" svg:height="0.962cm" svg:x="6.912cm" svg:y="13.263cm">
            <draw:text-box>
              <text:p>vec_2</text:p>
            </draw:text-box>
          </draw:frame>
          <draw:line draw:style-name="gr21" draw:text-style-name="P2" draw:layer="layout" svg:x1="9.103cm" svg:y1="13.551cm" svg:x2="10.012cm" svg:y2="13.551cm">
            <text:p/>
          </draw:line>
          <draw:frame draw:style-name="gr20" draw:layer="layout" svg:width="2.335cm" svg:height="0.962cm" svg:x="9.638cm" svg:y="8.609cm">
            <draw:text-box>
              <text:p>vec_G</text:p>
            </draw:text-box>
          </draw:frame>
          <draw:line draw:style-name="gr21" draw:text-style-name="P2" draw:layer="layout" svg:x1="11.758cm" svg:y1="9.468cm" svg:x2="12.713cm" svg:y2="9.952cm">
            <text:p/>
          </draw:line>
          <draw:frame draw:style-name="gr20" draw:layer="layout" svg:width="2.191cm" svg:height="0.962cm" svg:x="19.9cm" svg:y="1.074cm">
            <draw:text-box>
              <text:p>vec_1</text:p>
            </draw:text-box>
          </draw:frame>
          <draw:frame draw:style-name="gr20" draw:layer="layout" svg:width="2.191cm" svg:height="0.962cm" svg:x="26.525cm" svg:y="16.509cm">
            <draw:text-box>
              <text:p>vec_4</text:p>
            </draw:text-box>
          </draw:frame>
          <draw:frame draw:style-name="gr20" draw:layer="layout" svg:width="2.191cm" svg:height="0.962cm" svg:x="22.699cm" svg:y="11.261cm">
            <draw:text-box>
              <text:p>vec_5</text:p>
            </draw:text-box>
          </draw:frame>
          <draw:frame draw:style-name="gr20" draw:layer="layout" svg:width="2.191cm" svg:height="0.962cm" svg:x="20cm" svg:y="13.838cm">
            <draw:text-box>
              <text:p>vec_6</text:p>
            </draw:text-box>
          </draw:frame>
          <draw:line draw:style-name="gr21" draw:text-style-name="P2" draw:layer="layout" svg:x1="20cm" svg:y1="1.701cm" svg:x2="18.8cm" svg:y2="1.901cm">
            <text:p/>
          </draw:line>
          <draw:line draw:style-name="gr21" draw:text-style-name="P2" draw:layer="layout" svg:x1="22.692cm" svg:y1="11.97cm" svg:x2="21.673cm" svg:y2="12.323cm">
            <text:p/>
          </draw:line>
          <draw:line draw:style-name="gr21" draw:text-style-name="P2" draw:layer="layout" svg:x1="20.1cm" svg:y1="14.3cm" svg:x2="18.9cm" svg:y2="14.4cm">
            <text:p/>
          </draw:line>
          <draw:line draw:style-name="gr21" draw:text-style-name="P2" draw:layer="layout" svg:x1="27.9cm" svg:y1="16.801cm" svg:x2="28.1cm" svg:y2="15.501cm">
            <text:p/>
          </draw:line>
          <draw:line draw:style-name="gr13" draw:text-style-name="P2" draw:layer="layout" svg:x1="14.6cm" svg:y1="17.6cm" svg:x2="12.918cm" svg:y2="10.046cm">
            <text:p/>
          </draw:line>
          <draw:line draw:style-name="gr13" draw:text-style-name="P2" draw:layer="layout" svg:x1="14.575cm" svg:y1="17.575cm" svg:x2="28.1cm" svg:y2="15.4cm">
            <text:p/>
          </draw:line>
          <draw:g>
            <draw:line draw:style-name="gr15" draw:text-style-name="P2" draw:layer="layout" svg:x1="18.98cm" svg:y1="16.296cm" svg:x2="17.225cm" svg:y2="15.686cm">
              <text:p/>
            </draw:line>
            <draw:ellipse draw:style-name="gr14" draw:text-style-name="P1" draw:layer="layout" svg:width="1.756cm" svg:height="1.754cm" svg:x="18.102cm" svg:y="15.393cm">
              <text:p/>
            </draw:ellipse>
            <draw:path draw:style-name="gr22" draw:text-style-name="P1" draw:layer="layout" svg:width="0.526cm" svg:height="1.519cm" svg:x="18.727cm" svg:y="15.527cm" svg:viewBox="0 0 527 1520" svg:d="m0 792h527v-39h-527zm350-610c0-3 0-7 1-13s2-12 3-18 2-12 3-18 1-10 2-14l16-93-58-9 3-17h123l-91 512 43 10-3 17h-108l11-59c-21 22-42 39-61 50-20 11-38 17-56 17-15 0-29-3-42-9-12-6-23-14-31-25s-16-24-21-40-7-34-7-54c0-22 2-43 7-64s11-40 20-58 20-35 32-50 27-28 42-39c16-11 33-19 51-25 19-7 38-10 58-10 13 0 24 1 34 3s20 3 29 6zm-9 40c-9-6-18-11-27-14-10-3-21-5-34-5-14 0-27 3-39 9s-23 13-33 23-19 22-27 36c-8 13-14 27-20 43-6 15-10 31-13 48-3 16-4 32-4 48s2 30 5 41c4 11 8 21 14 28s12 12 20 16 15 5 23 5c14 0 29-5 46-14s32-22 48-39zm82 1298h-311v-56c26-23 49-45 70-64s41-36 58-52 32-32 45-47c12-15 23-31 32-47 8-16 14-33 18-52s7-40 7-63c0-33-8-58-23-75-15-18-39-26-73-26-7 0-15 0-22 2s-15 2-22 4-13 4-19 7c-6 2-11 4-16 7l-13 62h-25v-98c19-4 38-8 57-11 18-3 39-5 60-5 56 0 98 12 125 35 28 23 42 55 42 98 0 20-2 40-8 57s-13 35-23 51-23 33-37 48c-15 16-32 33-50 49-19 17-39 35-62 54s-46 41-71 64h261z">
              <text:p/>
            </draw:path>
          </draw:g>
        </draw:g>
        <draw:frame draw:style-name="gr23" draw:text-style-name="P4" draw:layer="layout" svg:width="4.16cm" svg:height="0.569cm" svg:x="24.629cm" svg:y="19.531cm">
          <draw:text-box>
            <text:p text:style-name="P4"><text:span text:style-name="T4"><text:file-name text:display="name-and-extension">PyramideSkizzeOpenGL.odg</text:file-name></text:span></text:p>
          </draw:text-box>
        </draw:frame>
        <draw:frame draw:style-name="gr24" draw:text-style-name="P5" draw:layer="layout" svg:width="2.627cm" svg:height="0.569cm" svg:x="6.439cm" svg:y="19.532cm">
          <draw:text-box>
            <text:p text:style-name="P5"><text:span text:style-name="T4">Norbert Reschk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orbert Reschke</meta:initial-creator>
    <meta:creation-date>2012-10-17T20:20:42</meta:creation-date>
    <dc:date>2012-10-18T00:19:13</dc:date>
    <dc:creator>Norbert Reschke</dc:creator>
    <meta:editing-duration>PT16M50S</meta:editing-duration>
    <meta:editing-cycles>5</meta:editing-cycles>
    <meta:generator>LibreOffice/3.5$Linux_X86_64 LibreOffice_project/7122e39-92ed229-498d286-15e43b4-d70da21</meta:generator>
    <meta:document-statistic meta:object-count="72"/>
  </office:meta>
</office:document-meta>
</file>